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South_Brittany">
            <text:p>South_Brittany</text:p>
          </table:table-cell>
          <table:table-cell office:value-type="string" office:value="radiocarbon">
            <text:p>radiocarbon</text:p>
          </table:table-cell>
          <table:table-cell office:value-type="string" office:value="Ny-683">
            <text:p>Ny-683</text:p>
          </table:table-cell>
          <table:table-cell office:value-type="float" office:value="47.377">
            <text:p>47.377</text:p>
          </table:table-cell>
          <table:table-cell office:value-type="float" office:value="-2.167">
            <text:p>-2.167</text:p>
          </table:table-cell>
          <table:table-cell office:value-type="float" office:value="4575.0">
            <text:p>4575.0</text:p>
          </table:table-cell>
          <table:table-cell office:value-type="float" office:value="143.0">
            <text:p>143.0</text:p>
          </table:table-cell>
          <table:table-cell office:value-type="string" office:value="plant debris">
            <text:p>plant debri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-2.8">
            <text:p>-2.8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string" office:value="Visset1982,StephanGoslin2014,GarciaArtolaEtal2018">
            <text:p>Visset1982,StephanGoslin2014,GarciaArtolaEtal2018</text:p>
          </table:table-cell>
        </table:table-row>
        <table:table-row>
          <table:table-cell office:value-type="string" office:value="South_Brittany">
            <text:p>South_Brittany</text:p>
          </table:table-cell>
          <table:table-cell office:value-type="string" office:value="radiocarbon">
            <text:p>radiocarbon</text:p>
          </table:table-cell>
          <table:table-cell office:value-type="string" office:value="Ny-677">
            <text:p>Ny-677</text:p>
          </table:table-cell>
          <table:table-cell office:value-type="float" office:value="47.377">
            <text:p>47.377</text:p>
          </table:table-cell>
          <table:table-cell office:value-type="float" office:value="-2.167">
            <text:p>-2.167</text:p>
          </table:table-cell>
          <table:table-cell office:value-type="float" office:value="1240.0">
            <text:p>1240.0</text:p>
          </table:table-cell>
          <table:table-cell office:value-type="float" office:value="126.0">
            <text:p>126.0</text:p>
          </table:table-cell>
          <table:table-cell office:value-type="string" office:value="plant debris">
            <text:p>plant debri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-1.3">
            <text:p>-1.3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string" office:value="Visset1982,StephanGoslin2014,GarciaArtolaEtal2018">
            <text:p>Visset1982,StephanGoslin2014,GarciaArtolaEtal2018</text:p>
          </table:table-cell>
        </table:table-row>
        <table:table-row>
          <table:table-cell office:value-type="string" office:value="South_Brittany">
            <text:p>South_Brittany</text:p>
          </table:table-cell>
          <table:table-cell office:value-type="string" office:value="radiocarbon">
            <text:p>radiocarbon</text:p>
          </table:table-cell>
          <table:table-cell office:value-type="string" office:value="Ly-6002">
            <text:p>Ly-6002</text:p>
          </table:table-cell>
          <table:table-cell office:value-type="float" office:value="47.587">
            <text:p>47.587</text:p>
          </table:table-cell>
          <table:table-cell office:value-type="float" office:value="-3.052">
            <text:p>-3.052</text:p>
          </table:table-cell>
          <table:table-cell office:value-type="float" office:value="3155.0">
            <text:p>3155.0</text:p>
          </table:table-cell>
          <table:table-cell office:value-type="float" office:value="131.0">
            <text:p>131.0</text:p>
          </table:table-cell>
          <table:table-cell office:value-type="string" office:value="organic sediment">
            <text:p>organic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5">
            <text:p>-1.5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VissetEtal1995,StephanGoslin2014,GarciaArtolaEtal2018">
            <text:p>VissetEtal1995,StephanGoslin2014,GarciaArtolaEtal2018</text:p>
          </table:table-cell>
        </table:table-row>
        <table:table-row>
          <table:table-cell office:value-type="string" office:value="South_Brittany">
            <text:p>South_Brittany</text:p>
          </table:table-cell>
          <table:table-cell office:value-type="string" office:value="radiocarbon">
            <text:p>radiocarbon</text:p>
          </table:table-cell>
          <table:table-cell office:value-type="string" office:value="Ly-6001">
            <text:p>Ly-6001</text:p>
          </table:table-cell>
          <table:table-cell office:value-type="float" office:value="47.587">
            <text:p>47.587</text:p>
          </table:table-cell>
          <table:table-cell office:value-type="float" office:value="-3.052">
            <text:p>-3.052</text:p>
          </table:table-cell>
          <table:table-cell office:value-type="float" office:value="2905.0">
            <text:p>2905.0</text:p>
          </table:table-cell>
          <table:table-cell office:value-type="float" office:value="114.0">
            <text:p>114.0</text:p>
          </table:table-cell>
          <table:table-cell office:value-type="string" office:value="organic sediment">
            <text:p>organic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2.7">
            <text:p>2.7</text:p>
          </table:table-cell>
          <table:table-cell office:value-type="float" office:value="2.7">
            <text:p>2.7</text:p>
          </table:table-cell>
          <table:table-cell office:value-type="string" office:value="VissetEtal1995,StephanGoslin2014,GarciaArtolaEtal2018">
            <text:p>VissetEtal1995,StephanGoslin2014,GarciaArtolaEtal2018</text:p>
          </table:table-cell>
        </table:table-row>
        <table:table-row>
          <table:table-cell office:value-type="string" office:value="South_Brittany">
            <text:p>South_Brittany</text:p>
          </table:table-cell>
          <table:table-cell office:value-type="string" office:value="radiocarbon">
            <text:p>radiocarbon</text:p>
          </table:table-cell>
          <table:table-cell office:value-type="string" office:value="Ly-11482">
            <text:p>Ly-11482</text:p>
          </table:table-cell>
          <table:table-cell office:value-type="float" office:value="47.502">
            <text:p>47.502</text:p>
          </table:table-cell>
          <table:table-cell office:value-type="float" office:value="-3.122">
            <text:p>-3.122</text:p>
          </table:table-cell>
          <table:table-cell office:value-type="float" office:value="3570.0">
            <text:p>3570.0</text:p>
          </table:table-cell>
          <table:table-cell office:value-type="float" office:value="106.0">
            <text:p>106.0</text:p>
          </table:table-cell>
          <table:table-cell office:value-type="string" office:value="clayey peat">
            <text:p>clayey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2">
            <text:p>-1.2</text:p>
          </table:table-cell>
          <table:table-cell office:value-type="float" office:value="1.4">
            <text:p>1.4</text:p>
          </table:table-cell>
          <table:table-cell office:value-type="float" office:value="1.4">
            <text:p>1.4</text:p>
          </table:table-cell>
          <table:table-cell office:value-type="string" office:value="Gaudin2004,StephanGoslin2014,GarciaArtolaEtal2018">
            <text:p>Gaudin2004,StephanGoslin2014,GarciaArtolaEtal2018</text:p>
          </table:table-cell>
        </table:table-row>
        <table:table-row>
          <table:table-cell office:value-type="string" office:value="South_Brittany">
            <text:p>South_Brittany</text:p>
          </table:table-cell>
          <table:table-cell office:value-type="string" office:value="radiocarbon">
            <text:p>radiocarbon</text:p>
          </table:table-cell>
          <table:table-cell office:value-type="string" office:value="Ly-11481">
            <text:p>Ly-11481</text:p>
          </table:table-cell>
          <table:table-cell office:value-type="float" office:value="47.502">
            <text:p>47.502</text:p>
          </table:table-cell>
          <table:table-cell office:value-type="float" office:value="-3.122">
            <text:p>-3.122</text:p>
          </table:table-cell>
          <table:table-cell office:value-type="float" office:value="1190.0">
            <text:p>1190.0</text:p>
          </table:table-cell>
          <table:table-cell office:value-type="float" office:value="112.0">
            <text:p>112.0</text:p>
          </table:table-cell>
          <table:table-cell office:value-type="string" office:value="clayey peat">
            <text:p>clayey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0.7">
            <text:p>0.7</text:p>
          </table:table-cell>
          <table:table-cell office:value-type="float" office:value="1.4">
            <text:p>1.4</text:p>
          </table:table-cell>
          <table:table-cell office:value-type="float" office:value="1.4">
            <text:p>1.4</text:p>
          </table:table-cell>
          <table:table-cell office:value-type="string" office:value="Gaudin2004,StephanGoslin2014,GarciaArtolaEtal2018">
            <text:p>Gaudin2004,StephanGoslin2014,GarciaArtolaEtal2018</text:p>
          </table:table-cell>
        </table:table-row>
        <table:table-row>
          <table:table-cell office:value-type="string" office:value="South_Brittany">
            <text:p>South_Brittany</text:p>
          </table:table-cell>
          <table:table-cell office:value-type="string" office:value="radiocarbon">
            <text:p>radiocarbon</text:p>
          </table:table-cell>
          <table:table-cell office:value-type="string" office:value="Beta-185617">
            <text:p>Beta-185617</text:p>
          </table:table-cell>
          <table:table-cell office:value-type="float" office:value="47.502">
            <text:p>47.502</text:p>
          </table:table-cell>
          <table:table-cell office:value-type="float" office:value="-3.122">
            <text:p>-3.122</text:p>
          </table:table-cell>
          <table:table-cell office:value-type="float" office:value="2810.0">
            <text:p>2810.0</text:p>
          </table:table-cell>
          <table:table-cell office:value-type="float" office:value="108.0">
            <text:p>108.0</text:p>
          </table:table-cell>
          <table:table-cell office:value-type="string" office:value="clayey peat">
            <text:p>clayey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6">
            <text:p>-0.6</text:p>
          </table:table-cell>
          <table:table-cell office:value-type="float" office:value="1.4">
            <text:p>1.4</text:p>
          </table:table-cell>
          <table:table-cell office:value-type="float" office:value="1.4">
            <text:p>1.4</text:p>
          </table:table-cell>
          <table:table-cell office:value-type="string" office:value="Gaudin2004,StephanGoslin2014,GarciaArtolaEtal2018">
            <text:p>Gaudin2004,StephanGoslin2014,GarciaArtolaEtal2018</text:p>
          </table:table-cell>
        </table:table-row>
        <table:table-row>
          <table:table-cell office:value-type="string" office:value="South_Brittany">
            <text:p>South_Brittany</text:p>
          </table:table-cell>
          <table:table-cell office:value-type="string" office:value="radiocarbon">
            <text:p>radiocarbon</text:p>
          </table:table-cell>
          <table:table-cell office:value-type="string" office:value="A-10101">
            <text:p>A-10101</text:p>
          </table:table-cell>
          <table:table-cell office:value-type="float" office:value="47.637">
            <text:p>47.637</text:p>
          </table:table-cell>
          <table:table-cell office:value-type="float" office:value="-3.206">
            <text:p>-3.206</text:p>
          </table:table-cell>
          <table:table-cell office:value-type="float" office:value="2535.0">
            <text:p>2535.0</text:p>
          </table:table-cell>
          <table:table-cell office:value-type="float" office:value="119.0">
            <text:p>119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5">
            <text:p>-1.5</text:p>
          </table:table-cell>
          <table:table-cell office:value-type="float" office:value="2.9">
            <text:p>2.9</text:p>
          </table:table-cell>
          <table:table-cell office:value-type="float" office:value="2.2">
            <text:p>2.2</text:p>
          </table:table-cell>
          <table:table-cell office:value-type="string" office:value="VissetBernard2006,StephanGoslin2014,GarciaArtolaEtal2018">
            <text:p>VissetBernard2006,StephanGoslin2014,GarciaArtolaEtal2018</text:p>
          </table:table-cell>
        </table:table-row>
        <table:table-row>
          <table:table-cell office:value-type="string" office:value="South_Brittany">
            <text:p>South_Brittany</text:p>
          </table:table-cell>
          <table:table-cell office:value-type="string" office:value="radiocarbon">
            <text:p>radiocarbon</text:p>
          </table:table-cell>
          <table:table-cell office:value-type="string" office:value="A-9832">
            <text:p>A-9832</text:p>
          </table:table-cell>
          <table:table-cell office:value-type="float" office:value="47.508">
            <text:p>47.508</text:p>
          </table:table-cell>
          <table:table-cell office:value-type="float" office:value="-2.732">
            <text:p>-2.732</text:p>
          </table:table-cell>
          <table:table-cell office:value-type="float" office:value="5590.0">
            <text:p>5590.0</text:p>
          </table:table-cell>
          <table:table-cell office:value-type="float" office:value="135.0">
            <text:p>135.0</text:p>
          </table:table-cell>
          <table:table-cell office:value-type="string" office:value="organic sediment">
            <text:p>organic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6">
            <text:p>-4.6</text:p>
          </table:table-cell>
          <table:table-cell office:value-type="float" office:value="2.8">
            <text:p>2.8</text:p>
          </table:table-cell>
          <table:table-cell office:value-type="float" office:value="2.8">
            <text:p>2.8</text:p>
          </table:table-cell>
          <table:table-cell office:value-type="string" office:value="VissetBernard2006,StephanGoslin2014,GarciaArtolaEtal2018">
            <text:p>VissetBernard2006,StephanGoslin2014,GarciaArtolaEtal2018</text:p>
          </table:table-cell>
        </table:table-row>
        <table:table-row>
          <table:table-cell office:value-type="string" office:value="South_Brittany">
            <text:p>South_Brittany</text:p>
          </table:table-cell>
          <table:table-cell office:value-type="string" office:value="radiocarbon">
            <text:p>radiocarbon</text:p>
          </table:table-cell>
          <table:table-cell office:value-type="string" office:value="A-10104">
            <text:p>A-10104</text:p>
          </table:table-cell>
          <table:table-cell office:value-type="float" office:value="47.637">
            <text:p>47.637</text:p>
          </table:table-cell>
          <table:table-cell office:value-type="float" office:value="-3.206">
            <text:p>-3.206</text:p>
          </table:table-cell>
          <table:table-cell office:value-type="float" office:value="3905.0">
            <text:p>3905.0</text:p>
          </table:table-cell>
          <table:table-cell office:value-type="float" office:value="122.0">
            <text:p>122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0.5">
            <text:p>-0.5</text:p>
          </table:table-cell>
          <table:table-cell office:value-type="float" office:value="2.1">
            <text:p>2.1</text:p>
          </table:table-cell>
          <table:table-cell office:value-type="float" office:value="2.1">
            <text:p>2.1</text:p>
          </table:table-cell>
          <table:table-cell office:value-type="string" office:value="VissetBernard2006,StephanGoslin2014,GarciaArtolaEtal2018">
            <text:p>VissetBernard2006,StephanGoslin2014,GarciaArtolaEtal2018</text:p>
          </table:table-cell>
        </table:table-row>
        <table:table-row>
          <table:table-cell office:value-type="string" office:value="South_Brittany">
            <text:p>South_Brittany</text:p>
          </table:table-cell>
          <table:table-cell office:value-type="string" office:value="radiocarbon">
            <text:p>radiocarbon</text:p>
          </table:table-cell>
          <table:table-cell office:value-type="string" office:value="A-7978">
            <text:p>A-7978</text:p>
          </table:table-cell>
          <table:table-cell office:value-type="float" office:value="47.554">
            <text:p>47.554</text:p>
          </table:table-cell>
          <table:table-cell office:value-type="float" office:value="-2.932">
            <text:p>-2.932</text:p>
          </table:table-cell>
          <table:table-cell office:value-type="float" office:value="6165.0">
            <text:p>6165.0</text:p>
          </table:table-cell>
          <table:table-cell office:value-type="float" office:value="128.0">
            <text:p>128.0</text:p>
          </table:table-cell>
          <table:table-cell office:value-type="string" office:value="organic sediment">
            <text:p>organic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3.6">
            <text:p>-3.6</text:p>
          </table:table-cell>
          <table:table-cell office:value-type="float" office:value="2.2">
            <text:p>2.2</text:p>
          </table:table-cell>
          <table:table-cell office:value-type="float" office:value="2.2">
            <text:p>2.2</text:p>
          </table:table-cell>
          <table:table-cell office:value-type="string" office:value="VissetEtal1996,StephanGoslin2014,GarciaArtolaEtal2018">
            <text:p>VissetEtal1996,StephanGoslin2014,GarciaArtolaEtal2018</text:p>
          </table:table-cell>
        </table:table-row>
        <table:table-row>
          <table:table-cell office:value-type="string" office:value="South_Brittany">
            <text:p>South_Brittany</text:p>
          </table:table-cell>
          <table:table-cell office:value-type="string" office:value="radiocarbon">
            <text:p>radiocarbon</text:p>
          </table:table-cell>
          <table:table-cell office:value-type="string" office:value="Erl-10676">
            <text:p>Erl-10676</text:p>
          </table:table-cell>
          <table:table-cell office:value-type="float" office:value="47.527">
            <text:p>47.527</text:p>
          </table:table-cell>
          <table:table-cell office:value-type="float" office:value="-2.514">
            <text:p>-2.514</text:p>
          </table:table-cell>
          <table:table-cell office:value-type="float" office:value="6298.0">
            <text:p>6298.0</text:p>
          </table:table-cell>
          <table:table-cell office:value-type="float" office:value="65.0">
            <text:p>65.0</text:p>
          </table:table-cell>
          <table:table-cell office:value-type="string" office:value="plant debris">
            <text:p>plant debri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-7.1">
            <text:p>-7.1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StephanGoslin2014,GarciaArtolaEtal2018">
            <text:p>StephanGoslin2014,GarciaArtolaEtal2018</text:p>
          </table:table-cell>
        </table:table-row>
        <table:table-row>
          <table:table-cell office:value-type="string" office:value="South_Brittany">
            <text:p>South_Brittany</text:p>
          </table:table-cell>
          <table:table-cell office:value-type="string" office:value="radiocarbon">
            <text:p>radiocarbon</text:p>
          </table:table-cell>
          <table:table-cell office:value-type="string" office:value="A-9829">
            <text:p>A-9829</text:p>
          </table:table-cell>
          <table:table-cell office:value-type="float" office:value="47.508">
            <text:p>47.508</text:p>
          </table:table-cell>
          <table:table-cell office:value-type="float" office:value="-2.732">
            <text:p>-2.732</text:p>
          </table:table-cell>
          <table:table-cell office:value-type="float" office:value="5700.0">
            <text:p>5700.0</text:p>
          </table:table-cell>
          <table:table-cell office:value-type="float" office:value="152.0">
            <text:p>152.0</text:p>
          </table:table-cell>
          <table:table-cell office:value-type="string" office:value="organic sediment">
            <text:p>organic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2">
            <text:p>-5.2</text:p>
          </table:table-cell>
          <table:table-cell office:value-type="float" office:value="2.8">
            <text:p>2.8</text:p>
          </table:table-cell>
          <table:table-cell office:value-type="float" office:value="2.8">
            <text:p>2.8</text:p>
          </table:table-cell>
          <table:table-cell office:value-type="string" office:value="VissetBernard2006,StephanGoslin2014,GarciaArtolaEtal2018">
            <text:p>VissetBernard2006,StephanGoslin2014,GarciaArtolaEtal2018</text:p>
          </table:table-cell>
        </table:table-row>
        <table:table-row>
          <table:table-cell office:value-type="string" office:value="South_Brittany">
            <text:p>South_Brittany</text:p>
          </table:table-cell>
          <table:table-cell office:value-type="string" office:value="radiocarbon">
            <text:p>radiocarbon</text:p>
          </table:table-cell>
          <table:table-cell office:value-type="string" office:value="A-9830">
            <text:p>A-9830</text:p>
          </table:table-cell>
          <table:table-cell office:value-type="float" office:value="47.508">
            <text:p>47.508</text:p>
          </table:table-cell>
          <table:table-cell office:value-type="float" office:value="-2.732">
            <text:p>-2.732</text:p>
          </table:table-cell>
          <table:table-cell office:value-type="float" office:value="4895.0">
            <text:p>4895.0</text:p>
          </table:table-cell>
          <table:table-cell office:value-type="float" office:value="122.0">
            <text:p>122.0</text:p>
          </table:table-cell>
          <table:table-cell office:value-type="string" office:value="organic sediment">
            <text:p>organic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4">
            <text:p>-3.4</text:p>
          </table:table-cell>
          <table:table-cell office:value-type="float" office:value="2.8">
            <text:p>2.8</text:p>
          </table:table-cell>
          <table:table-cell office:value-type="float" office:value="2.8">
            <text:p>2.8</text:p>
          </table:table-cell>
          <table:table-cell office:value-type="string" office:value="VissetBernard2006,StephanGoslin2014,GarciaArtolaEtal2018">
            <text:p>VissetBernard2006,StephanGoslin2014,GarciaArtolaEtal2018</text:p>
          </table:table-cell>
        </table:table-row>
        <table:table-row>
          <table:table-cell office:value-type="string" office:value="South_Brittany">
            <text:p>South_Brittany</text:p>
          </table:table-cell>
          <table:table-cell office:value-type="string" office:value="radiocarbon">
            <text:p>radiocarbon</text:p>
          </table:table-cell>
          <table:table-cell office:value-type="string" office:value="A-9831">
            <text:p>A-9831</text:p>
          </table:table-cell>
          <table:table-cell office:value-type="float" office:value="47.508">
            <text:p>47.508</text:p>
          </table:table-cell>
          <table:table-cell office:value-type="float" office:value="-2.732">
            <text:p>-2.732</text:p>
          </table:table-cell>
          <table:table-cell office:value-type="float" office:value="5700.0">
            <text:p>5700.0</text:p>
          </table:table-cell>
          <table:table-cell office:value-type="float" office:value="128.0">
            <text:p>128.0</text:p>
          </table:table-cell>
          <table:table-cell office:value-type="string" office:value="organic sediment">
            <text:p>organic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0">
            <text:p>-6.0</text:p>
          </table:table-cell>
          <table:table-cell office:value-type="float" office:value="2.8">
            <text:p>2.8</text:p>
          </table:table-cell>
          <table:table-cell office:value-type="float" office:value="2.8">
            <text:p>2.8</text:p>
          </table:table-cell>
          <table:table-cell office:value-type="string" office:value="VissetBernard2006,StephanGoslin2014,GarciaArtolaEtal2018">
            <text:p>VissetBernard2006,StephanGoslin2014,GarciaArtolaEtal2018</text:p>
          </table:table-cell>
        </table:table-row>
        <table:table-row>
          <table:table-cell office:value-type="string" office:value="South_Brittany">
            <text:p>South_Brittany</text:p>
          </table:table-cell>
          <table:table-cell office:value-type="string" office:value="radiocarbon">
            <text:p>radiocarbon</text:p>
          </table:table-cell>
          <table:table-cell office:value-type="string" office:value="A-9833">
            <text:p>A-9833</text:p>
          </table:table-cell>
          <table:table-cell office:value-type="float" office:value="47.508">
            <text:p>47.508</text:p>
          </table:table-cell>
          <table:table-cell office:value-type="float" office:value="-2.732">
            <text:p>-2.732</text:p>
          </table:table-cell>
          <table:table-cell office:value-type="float" office:value="6600.0">
            <text:p>6600.0</text:p>
          </table:table-cell>
          <table:table-cell office:value-type="float" office:value="131.0">
            <text:p>131.0</text:p>
          </table:table-cell>
          <table:table-cell office:value-type="string" office:value="organic sediment">
            <text:p>organic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7">
            <text:p>-6.7</text:p>
          </table:table-cell>
          <table:table-cell office:value-type="float" office:value="2.8">
            <text:p>2.8</text:p>
          </table:table-cell>
          <table:table-cell office:value-type="float" office:value="2.8">
            <text:p>2.8</text:p>
          </table:table-cell>
          <table:table-cell office:value-type="string" office:value="VissetBernard2006,StephanGoslin2014,GarciaArtolaEtal2018">
            <text:p>VissetBernard2006,StephanGoslin2014,GarciaArtolaEtal2018</text:p>
          </table:table-cell>
        </table:table-row>
        <table:table-row>
          <table:table-cell office:value-type="string" office:value="South_Brittany">
            <text:p>South_Brittany</text:p>
          </table:table-cell>
          <table:table-cell office:value-type="string" office:value="radiocarbon">
            <text:p>radiocarbon</text:p>
          </table:table-cell>
          <table:table-cell office:value-type="string" office:value="Poz-48773">
            <text:p>Poz-48773</text:p>
          </table:table-cell>
          <table:table-cell office:value-type="float" office:value="47.759">
            <text:p>47.759</text:p>
          </table:table-cell>
          <table:table-cell office:value-type="float" office:value="-3.507">
            <text:p>-3.507</text:p>
          </table:table-cell>
          <table:table-cell office:value-type="float" office:value="5910.0">
            <text:p>5910.0</text:p>
          </table:table-cell>
          <table:table-cell office:value-type="float" office:value="40.0">
            <text:p>40.0</text:p>
          </table:table-cell>
          <table:table-cell office:value-type="string" office:value="plant fragments">
            <text:p>plant fragment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-1.0">
            <text:p>-1.0</text:p>
          </table:table-cell>
          <table:table-cell office:value-type="float" office:value="-5.8">
            <text:p>-5.8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GoslinEtal2015,GarciaArtolaEtal2018">
            <text:p>GoslinEtal2015,GarciaArtolaEtal2018</text:p>
          </table:table-cell>
        </table:table-row>
        <table:table-row>
          <table:table-cell office:value-type="string" office:value="South_Brittany">
            <text:p>South_Brittany</text:p>
          </table:table-cell>
          <table:table-cell office:value-type="string" office:value="radiocarbon">
            <text:p>radiocarbon</text:p>
          </table:table-cell>
          <table:table-cell office:value-type="string" office:value="Poz-49806">
            <text:p>Poz-49806</text:p>
          </table:table-cell>
          <table:table-cell office:value-type="float" office:value="47.762">
            <text:p>47.762</text:p>
          </table:table-cell>
          <table:table-cell office:value-type="float" office:value="-3.503">
            <text:p>-3.503</text:p>
          </table:table-cell>
          <table:table-cell office:value-type="float" office:value="4395.0">
            <text:p>4395.0</text:p>
          </table:table-cell>
          <table:table-cell office:value-type="float" office:value="35.0">
            <text:p>35.0</text:p>
          </table:table-cell>
          <table:table-cell office:value-type="string" office:value="plant fragments">
            <text:p>plant fragment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-1.0">
            <text:p>-1.0</text:p>
          </table:table-cell>
          <table:table-cell office:value-type="float" office:value="-2.2">
            <text:p>-2.2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GoslinEtal2015,GarciaArtolaEtal2018">
            <text:p>GoslinEtal2015,GarciaArtolaEtal2018</text:p>
          </table:table-cell>
        </table:table-row>
        <table:table-row>
          <table:table-cell office:value-type="string" office:value="South_Brittany">
            <text:p>South_Brittany</text:p>
          </table:table-cell>
          <table:table-cell office:value-type="string" office:value="radiocarbon">
            <text:p>radiocarbon</text:p>
          </table:table-cell>
          <table:table-cell office:value-type="string" office:value="Poz-48807">
            <text:p>Poz-48807</text:p>
          </table:table-cell>
          <table:table-cell office:value-type="float" office:value="47.759">
            <text:p>47.759</text:p>
          </table:table-cell>
          <table:table-cell office:value-type="float" office:value="-3.507">
            <text:p>-3.507</text:p>
          </table:table-cell>
          <table:table-cell office:value-type="float" office:value="970.0">
            <text:p>970.0</text:p>
          </table:table-cell>
          <table:table-cell office:value-type="float" office:value="30.0">
            <text:p>30.0</text:p>
          </table:table-cell>
          <table:table-cell office:value-type="string" office:value="plant fragments">
            <text:p>plant fragment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-1.0">
            <text:p>-1.0</text:p>
          </table:table-cell>
          <table:table-cell office:value-type="float" office:value="0.8">
            <text:p>0.8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GoslinEtal2015,GarciaArtolaEtal2018">
            <text:p>GoslinEtal2015,GarciaArtolaEtal2018</text:p>
          </table:table-cell>
        </table:table-row>
        <table:table-row>
          <table:table-cell office:value-type="string" office:value="South_Brittany">
            <text:p>South_Brittany</text:p>
          </table:table-cell>
          <table:table-cell office:value-type="string" office:value="radiocarbon">
            <text:p>radiocarbon</text:p>
          </table:table-cell>
          <table:table-cell office:value-type="string" office:value="Poz-47039">
            <text:p>Poz-47039</text:p>
          </table:table-cell>
          <table:table-cell office:value-type="float" office:value="47.762">
            <text:p>47.762</text:p>
          </table:table-cell>
          <table:table-cell office:value-type="float" office:value="-3.503">
            <text:p>-3.503</text:p>
          </table:table-cell>
          <table:table-cell office:value-type="float" office:value="6650.0">
            <text:p>6650.0</text:p>
          </table:table-cell>
          <table:table-cell office:value-type="float" office:value="108.0">
            <text:p>108.0</text:p>
          </table:table-cell>
          <table:table-cell office:value-type="string" office:value="organic sediment">
            <text:p>organic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8.2">
            <text:p>-8.2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GoslinEtal2015,GarciaArtolaEtal2018">
            <text:p>GoslinEtal2015,GarciaArtolaEtal2018</text:p>
          </table:table-cell>
        </table:table-row>
        <table:table-row>
          <table:table-cell office:value-type="string" office:value="South_Brittany">
            <text:p>South_Brittany</text:p>
          </table:table-cell>
          <table:table-cell office:value-type="string" office:value="radiocarbon">
            <text:p>radiocarbon</text:p>
          </table:table-cell>
          <table:table-cell office:value-type="string" office:value="Poz-49808">
            <text:p>Poz-49808</text:p>
          </table:table-cell>
          <table:table-cell office:value-type="float" office:value="47.759">
            <text:p>47.759</text:p>
          </table:table-cell>
          <table:table-cell office:value-type="float" office:value="-3.507">
            <text:p>-3.507</text:p>
          </table:table-cell>
          <table:table-cell office:value-type="float" office:value="7090.0">
            <text:p>7090.0</text:p>
          </table:table-cell>
          <table:table-cell office:value-type="float" office:value="40.0">
            <text:p>40.0</text:p>
          </table:table-cell>
          <table:table-cell office:value-type="string" office:value="plant fragments">
            <text:p>plant fragment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-1.0">
            <text:p>-1.0</text:p>
          </table:table-cell>
          <table:table-cell office:value-type="float" office:value="-8.6">
            <text:p>-8.6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GoslinEtal2015,GarciaArtolaEtal2018">
            <text:p>GoslinEtal2015,GarciaArtola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